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gradient" draw:fill-gradient-name="gradient" draw:gradient-step-count="0" draw:textarea-horizontal-align="justify" draw:textarea-vertical-align="middle" draw:auto-grow-height="false" fo:min-height="3.286cm" fo:min-width="3.036cm"/>
    </style:style>
    <style:style style:name="gr2" style:family="graphic" style:parent-style-name="objectwithoutfill">
      <style:graphic-properties svg:stroke-width="0.635cm" svg:stroke-color="#fff200" draw:marker-start-width="1.154cm" draw:marker-end-width="1.154cm" draw:fill="none" draw:textarea-vertical-align="middle" fo:padding-top="0.044cm" fo:padding-bottom="0.044cm" fo:padding-left="0.169cm" fo:padding-right="0.169cm"/>
    </style:style>
    <style:style style:name="gr3" style:family="graphic" style:parent-style-name="objectwithoutfill">
      <style:graphic-properties svg:stroke-width="0.635cm" svg:stroke-color="#fff200" draw:marker-start-width="1.154cm" draw:marker-end-width="1.154cm" draw:stroke-linejoin="bevel" svg:stroke-linecap="square" draw:fill="none" draw:textarea-vertical-align="middle" fo:padding-top="0.044cm" fo:padding-bottom="0.044cm" fo:padding-left="0.169cm" fo:padding-right="0.169cm"/>
    </style:style>
    <style:style style:name="P1" style:family="paragraph">
      <loext:graphic-properties draw:fill="gradient" draw:fill-gradient-name="gradient" draw:gradient-step-count="0"/>
      <style:paragraph-properties fo:text-align="center"/>
    </style:style>
    <style:style style:name="P2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5cm" svg:height="5cm" svg:x="0cm" svg:y="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path draw:style-name="gr2" draw:text-style-name="P2" draw:layer="layout" svg:width="2.129cm" svg:height="2.322cm" svg:x="1.44cm" svg:y="0.9cm" svg:viewBox="0 0 2130 2323" svg:d="M0 585c196-278 285-326 491-437 205-111 243-129 513-146s671 69 829 218c157 148 308 343 296 604-11 240-145 405-296 543-152 137-425 224-824 335 4 265-4 355 0 621">
            <text:p/>
          </draw:path>
          <draw:line draw:style-name="gr3" draw:text-style-name="P2" draw:layer="layout" svg:x1="2.433cm" svg:y1="4.1cm" svg:x2="2.433cm" svg:y2="4.082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8" draw:display-name="Gradient 8" draw:style="radial" draw:cx="30%" draw:cy="30%" draw:start-color="#ce181e" draw:end-color="#f78185" draw:start-intensity="100%" draw:end-intensity="100%" draw:border="0%"/>
    <draw:gradient draw:name="gradient" draw:style="radial" draw:cx="30%" draw:cy="30%" draw:start-color="#ce181e" draw:end-color="#ff9ea1" draw:start-intensity="100%" draw:end-intensity="100%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ed1c24" draw:marker-start-width="0.2cm" draw:marker-start-center="false" draw:marker-end-width="0.2cm" draw:marker-end-center="false" draw:fill="gradient" draw:fill-color="#729fcf" draw:fill-gradient-name="gradient" draw:gradient-step-count="64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solid" svg:stroke-width="0.8cm" svg:stroke-color="#b7f581" draw:marker-start-width="1.4cm" draw:marker-end-width="1.4cm" draw:stroke-linejoin="miter" draw:fill="none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5cm" fo:page-height="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15T12:01:41.646000000</meta:creation-date>
    <dc:date>2018-06-15T16:45:19.998000000</dc:date>
    <meta:editing-duration>PT2H34M7S</meta:editing-duration>
    <meta:editing-cycles>17</meta:editing-cycles>
    <meta:generator>LibreOffice/6.0.4.2$Windows_X86_64 LibreOffice_project/9b0d9b32d5dcda91d2f1a96dc04c645c450872bf</meta:generator>
    <meta:document-statistic meta:object-count="4"/>
  </office:meta>
</office:document-meta>
</file>